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Verdana"/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5in" table:align="left"/>
    </style:style>
    <style:style style:name="Table1.A" style:family="table-column">
      <style:table-column-properties style:column-width="3.625in"/>
    </style:style>
    <style:style style:name="Table1.B" style:family="table-column">
      <style:table-column-properties style:column-width="2.875in"/>
    </style:style>
    <style:style style:name="Table1.1" style:family="table-row">
      <style:table-row-properties fo:background-color="#dfcce4">
        <style:background-image/>
      </style:table-row-properties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6b0d7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6pt" officeooo:paragraph-rsid="0006b0d7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Noto Sans CJK JP Regular" fo:font-size="16pt" fo:font-weight="normal" style:font-name-asian="Noto Sans CJK JP Regular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Noto Sans CJK JP Regular" fo:font-size="16pt" fo:font-weight="normal" officeooo:paragraph-rsid="001774ce" style:font-name-asian="Noto Sans CJK JP Regular" style:font-size-asian="16pt" style:font-weight-asian="normal" style:font-size-complex="1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Noto Sans CJK JP Regular" fo:font-size="16pt" fo:letter-spacing="normal" fo:font-style="normal" fo:font-weight="normal" style:font-name-asian="Noto Sans CJK JP Regular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style:font-style-asian="normal"/>
    </style:style>
    <style:style style:name="T3" style:family="text">
      <style:text-properties fo:font-variant="normal" fo:text-transform="none" fo:letter-spacing="normal" fo:font-style="normal" officeooo:rsid="001774ce" style:font-style-asian="normal"/>
    </style:style>
    <style:style style:name="T4" style:family="text">
      <style:text-properties fo:font-variant="normal" fo:text-transform="none" fo:letter-spacing="normal" fo:font-style="normal" officeooo:rsid="001774ce"/>
    </style:style>
    <style:style style:name="T5" style:family="text">
      <style:text-properties fo:font-variant="normal" fo:text-transform="none" fo:letter-spacing="normal" style:font-style-asian="normal"/>
    </style:style>
    <style:style style:name="T6" style:family="text">
      <style:text-properties style:font-style-asian="normal"/>
    </style:style>
    <style:style style:name="T7" style:family="text">
      <style:text-properties fo:font-style="normal"/>
    </style:style>
    <style:style style:name="T8" style:family="text">
      <style:text-properties fo:font-style="normal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國三總複習課程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班別</text:p>
          </table:table-cell>
          <table:table-cell table:style-name="Table1.B1" office:value-type="string">
            <text:p text:style-name="P3">上課時間</text:p>
          </table:table-cell>
        </table:table-row>
        <table:table-row>
          <table:table-cell table:style-name="Table1.A2" office:value-type="string">
            <text:p text:style-name="P6">英文（茱蒂 老師）</text:p>
          </table:table-cell>
          <table:table-cell table:style-name="Table1.B2" office:value-type="string">
            <text:p text:style-name="P5"><text:span text:style-name="T6">週</text:span><text:span text:style-name="T7">(</text:span><text:span text:style-name="T8">三</text:span><text:span text:style-name="T7">)</text:span><text:span text:style-name="T6">晚上</text:span>6:00~9:00</text:p>
          </table:table-cell>
        </table:table-row>
        <table:table-row>
          <table:table-cell table:style-name="Table1.A2" office:value-type="string">
            <text:p text:style-name="P4"><text:span text:style-name="T6">數學 <text:s/></text:span><text:span text:style-name="T7">(</text:span><text:span text:style-name="T6">黃志雄老師</text:span><text:span text:style-name="T7">)</text:span></text:p>
          </table:table-cell>
          <table:table-cell table:style-name="Table1.B2" office:value-type="string">
            <text:p text:style-name="P5"><text:span text:style-name="T2">週</text:span><text:span text:style-name="T1">(</text:span><text:span text:style-name="T2">日</text:span><text:span text:style-name="T1">)</text:span><text:span text:style-name="T4">下</text:span><text:span text:style-name="T2">午 </text:span><text:span text:style-name="T3">1</text:span><text:span text:style-name="T1">:</text:span><text:span text:style-name="T4">3</text:span><text:span text:style-name="T1">0~</text:span><text:span text:style-name="T4">4</text:span><text:span text:style-name="T1">:</text:span><text:span text:style-name="T4">3</text:span><text:span text:style-name="T1">0</text:span></text:p>
          </table:table-cell>
        </table:table-row>
        <table:table-row>
          <table:table-cell table:style-name="Table1.A2" office:value-type="string">
            <text:p text:style-name="P4"><text:span text:style-name="T5">自然 <text:s/></text:span><text:span text:style-name="T1">(</text:span><text:span text:style-name="T5">李霖老師</text:span><text:span text:style-name="T1">)</text:span></text:p>
          </table:table-cell>
          <table:table-cell table:style-name="Table1.B2" office:value-type="string">
            <text:p text:style-name="P5"><text:span text:style-name="T5">週</text:span><text:span text:style-name="T1">(</text:span><text:span text:style-name="T5">日</text:span><text:span text:style-name="T1">)</text:span><text:span text:style-name="T5">上午 </text:span><text:span text:style-name="T1">9:00~12:00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Verdana"/>
    <style:font-face style:name="Lohit Devanagari1" svg:font-family="'Lohit Devanagari'"/>
    <style:font-face style:name="inherit" svg:font-family="inherit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3T19:49:27.322262566</meta:creation-date>
    <dc:date>2022-04-15T10:31:47.661888643</dc:date>
    <meta:editing-duration>PT31M6S</meta:editing-duration>
    <meta:editing-cycles>17</meta:editing-cycles>
    <meta:generator>LibreOffice/6.0.7.3$Linux_X86_64 LibreOffice_project/00m0$Build-3</meta:generator>
    <meta:document-statistic meta:table-count="1" meta:image-count="0" meta:object-count="0" meta:page-count="1" meta:paragraph-count="9" meta:word-count="59" meta:character-count="91" meta:non-whitespace-character-count="84"/>
  </office:meta>
</office:document-meta>
</file>